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64.isData( char oct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64.removeWhiteSpace( char [ ] dat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ase64.decode( String encoded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81">
            <text:p text:style-name="Table_20_Contents">81</text:p>
          </table:table-cell>
          <table:table-cell office:value-type="float" office:value="70">
            <text:p text:style-name="Table_20_Contents">7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ase64.isPad( char oct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64.isBase64( char oct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64.isWhiteSpace( char octec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64.encode( byte [ ] binaryData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76">
            <text:p text:style-name="Table_20_Contents">76</text:p>
          </table:table-cell>
          <table:table-cell office:value-type="float" office:value="66">
            <text:p text:style-name="Table_20_Contents">6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